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4a1e" officeooo:paragraph-rsid="00154a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2 : Memory Allocator</text:p>
      <text:p text:style-name="P1"/>
      <text:p text:style-name="P1">ABDUL RAHMAN Zulhusni</text:p>
      <text:p text:style-name="P1">FERREIRA Christop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3:23:09.853803686</meta:creation-date>
    <dc:date>2016-09-21T13:27:51.835731808</dc:date>
    <meta:editing-duration>PT4M43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10" meta:character-count="65" meta:non-whitespace-character-count="58"/>
  </office:meta>
</office:document-meta>
</file>